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Figure">
      <style:paragraph-properties fo:text-align="center" style:justify-single-word="false"/>
    </style:style>
    <style:style style:name="P5" style:family="paragraph" style:parent-style-name="Figure_20_Index_20_1">
      <style:paragraph-properties>
        <style:tab-stops>
          <style:tab-stop style:position="6.9252in" style:type="right" style:leader-style="dotted" style:leader-text="."/>
        </style:tab-stops>
      </style:paragraph-properties>
    </style:style>
    <style:style style:name="P6" style:family="paragraph" style:parent-style-name="Footer">
      <style:text-properties officeooo:rsid="002b8f43" officeooo:paragraph-rsid="002b8f43"/>
    </style:style>
    <style:style style:name="P7" style:family="paragraph" style:parent-style-name="Footnote">
      <style:text-properties officeooo:rsid="003ae408" officeooo:paragraph-rsid="003ae408"/>
    </style:style>
    <style:style style:name="P8" style:family="paragraph" style:parent-style-name="Heading_20_3">
      <style:text-properties officeooo:rsid="003824e9" officeooo:paragraph-rsid="003824e9"/>
    </style:style>
    <style:style style:name="P9" style:family="paragraph" style:parent-style-name="Standard">
      <style:text-properties style:font-name="Liberation Sans" officeooo:rsid="001db0bc" officeooo:paragraph-rsid="001db0bc"/>
    </style:style>
    <style:style style:name="P10" style:family="paragraph" style:parent-style-name="Standard">
      <style:paragraph-properties fo:text-align="center" style:justify-single-word="false"/>
      <style:text-properties style:font-name="Liberation Sans" officeooo:rsid="001db0bc" officeooo:paragraph-rsid="001db0bc"/>
    </style:style>
    <style:style style:name="P1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1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2a935" officeooo:paragraph-rsid="0022a935"/>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02427bb"/>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9bce5" officeooo:paragraph-rsid="0029bce5"/>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b8f43" officeooo:paragraph-rsid="002b8f43"/>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c93bb" officeooo:paragraph-rsid="002c93bb"/>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51e71" officeooo:paragraph-rsid="00351e71"/>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67f32" officeooo:paragraph-rsid="00367f32"/>
    </style:style>
    <style:style style:name="P2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2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ba297" officeooo:paragraph-rsid="003ba297"/>
    </style:style>
    <style:style style:name="P30" style:family="paragraph" style:parent-style-name="Standard" style:list-style-name="L1">
      <loext:graphic-properties draw:fill-gradient-name="gradient" draw:fill-hatch-name="hatch"/>
      <style:paragraph-properties fo:margin-top="0.05in" fo:margin-bottom="0.05in" style:contextual-spacing="false" fo:line-height="100%"/>
      <style:text-properties officeooo:paragraph-rsid="00351e71"/>
    </style:style>
    <style:style style:name="P31" style:family="paragraph" style:parent-style-name="Standard" style:list-style-name="L1">
      <loext:graphic-properties draw:fill-gradient-name="gradient" draw:fill-hatch-name="hatch"/>
      <style:paragraph-properties fo:margin-top="0.05in" fo:margin-bottom="0.05in" style:contextual-spacing="false" fo:line-height="100%"/>
      <style:text-properties officeooo:rsid="00351e71" officeooo:paragraph-rsid="00351e71"/>
    </style:style>
    <style:style style:name="T1" style:family="text">
      <style:text-properties officeooo:rsid="0022a935"/>
    </style:style>
    <style:style style:name="T2" style:family="text">
      <style:text-properties fo:font-style="normal" style:font-style-asian="normal" style:font-style-complex="normal"/>
    </style:style>
    <style:style style:name="T3" style:family="text">
      <style:text-properties fo:font-style="normal" officeooo:rsid="0025b14d" style:font-style-asian="normal" style:font-style-complex="normal"/>
    </style:style>
    <style:style style:name="T4" style:family="text">
      <style:text-properties fo:font-style="normal" officeooo:rsid="0026f303" style:font-style-asian="normal" style:font-style-complex="normal"/>
    </style:style>
    <style:style style:name="T5" style:family="text">
      <style:text-properties fo:font-style="normal" officeooo:rsid="0029bce5" style:font-style-asian="normal" style:font-style-complex="normal"/>
    </style:style>
    <style:style style:name="T6" style:family="text">
      <style:text-properties fo:font-style="normal" officeooo:rsid="0029da9c" style:font-style-asian="normal" style:font-style-complex="normal"/>
    </style:style>
    <style:style style:name="T7" style:family="text">
      <style:text-properties fo:font-style="normal" officeooo:rsid="002ee257" style:font-style-asian="normal" style:font-style-complex="normal"/>
    </style:style>
    <style:style style:name="T8" style:family="text">
      <style:text-properties fo:font-style="normal" officeooo:rsid="002f826f" style:font-style-asian="normal" style:font-style-complex="normal"/>
    </style:style>
    <style:style style:name="T9" style:family="text">
      <style:text-properties fo:font-style="normal" officeooo:rsid="003824e9" style:font-style-asian="normal" style:font-style-complex="normal"/>
    </style:style>
    <style:style style:name="T10" style:family="text">
      <style:text-properties fo:font-style="normal" officeooo:rsid="0039d2b8" style:font-style-asian="normal" style:font-style-complex="normal"/>
    </style:style>
    <style:style style:name="T11" style:family="text">
      <style:text-properties fo:font-style="normal" officeooo:rsid="003ae408"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2bc08f"/>
    </style:style>
    <style:style style:name="T16" style:family="text">
      <style:text-properties officeooo:rsid="002d084c"/>
    </style:style>
    <style:style style:name="T17" style:family="text">
      <style:text-properties style:font-name="Liberation Sans" fo:font-style="normal" style:font-style-asian="normal" style:font-style-complex="normal"/>
    </style:style>
    <style:style style:name="T18" style:family="text">
      <style:text-properties style:font-name="Liberation Sans" fo:font-style="normal" officeooo:rsid="00351e71" style:font-style-asian="normal" style:font-style-complex="normal"/>
    </style:style>
    <style:style style:name="T19" style:family="text">
      <style:text-properties officeooo:rsid="003824e9"/>
    </style:style>
    <style:style style:name="T20" style:family="text">
      <style:text-properties style:font-name="Courier New"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ormula">
      <style:graphic-properties style:vertical-pos="from-top"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10">by</text:p>
      <text:p text:style-name="P10">Alexis Wilke</text:p>
      <text:p text:style-name="P9"/>
      <text:p text:style-name="P9">This document describes each part of the Prinbee database system and their implementation.</text:p>
      <text:p text:style-name="P9"/>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text:a xlink:type="simple" xlink:href="#__RefHeading___Toc717_3072234412" text:style-name="Index_20_Link" text:visited-style-name="Index_20_Link">Global Prinbee Organization<text:tab/>3</text:a></text:p>
          <text:p text:style-name="P2"><text:a xlink:type="simple" xlink:href="#__RefHeading___Toc1402_3072234412" text:style-name="Index_20_Link" text:visited-style-name="Index_20_Link">libprinbee<text:tab/>3</text:a></text:p>
          <text:p text:style-name="P2"><text:a xlink:type="simple" xlink:href="#__RefHeading___Toc975_3072234412" text:style-name="Index_20_Link" text:visited-style-name="Index_20_Link">Clients<text:tab/>4</text:a></text:p>
          <text:p text:style-name="P2"><text:a xlink:type="simple" xlink:href="#__RefHeading___Toc977_3072234412" text:style-name="Index_20_Link" text:visited-style-name="Index_20_Link">Client Proxy<text:tab/>4</text:a></text:p>
          <text:p text:style-name="P2"><text:a xlink:type="simple" xlink:href="#__RefHeading___Toc979_3072234412" text:style-name="Index_20_Link" text:visited-style-name="Index_20_Link">Client Journal<text:tab/>4</text:a></text:p>
          <text:p text:style-name="P2"><text:a xlink:type="simple" xlink:href="#__RefHeading___Toc981_3072234412" text:style-name="Index_20_Link" text:visited-style-name="Index_20_Link">Client CLI<text:tab/>5</text:a></text:p>
          <text:p text:style-name="P2"><text:a xlink:type="simple" xlink:href="#__RefHeading___Toc1404_3072234412" text:style-name="Index_20_Link" text:visited-style-name="Index_20_Link">Server<text:tab/>5</text:a></text:p>
          <text:p text:style-name="P2"><text:a xlink:type="simple" xlink:href="#__RefHeading___Toc1406_3072234412" text:style-name="Index_20_Link" text:visited-style-name="Index_20_Link">Server Journal<text:tab/>5</text:a></text:p>
          <text:p text:style-name="P2"><text:a xlink:type="simple" xlink:href="#__RefHeading___Toc1408_3072234412" text:style-name="Index_20_Link" text:visited-style-name="Index_20_Link">Schema<text:tab/>5</text:a></text:p>
          <text:p text:style-name="P3"><text:a xlink:type="simple" xlink:href="#__RefHeading___Toc1410_3072234412" text:style-name="Index_20_Link" text:visited-style-name="Index_20_Link">Why a Schema?<text:tab/>6</text:a></text:p>
          <text:p text:style-name="P2"><text:a xlink:type="simple" xlink:href="#__RefHeading___Toc1412_3072234412" text:style-name="Index_20_Link" text:visited-style-name="Index_20_Link">Table<text:tab/>6</text:a></text:p>
          <text:p text:style-name="P2"><text:a xlink:type="simple" xlink:href="#__RefHeading___Toc1414_3072234412" text:style-name="Index_20_Link" text:visited-style-name="Index_20_Link">Index<text:tab/>6</text:a></text:p>
          <text:p text:style-name="P3"><text:a xlink:type="simple" xlink:href="#__RefHeading___Toc1416_3072234412" text:style-name="Index_20_Link" text:visited-style-name="Index_20_Link">Expressions<text:tab/>6</text:a></text:p>
          <text:p text:style-name="P3"><text:a xlink:type="simple" xlink:href="#__RefHeading___Toc1418_3072234412" text:style-name="Index_20_Link" text:visited-style-name="Index_20_Link">Distributed Indexes<text:tab/>7</text:a></text:p>
          <text:p text:style-name="P3"><text:a xlink:type="simple" xlink:href="#__RefHeading___Toc1420_3072234412" text:style-name="Index_20_Link" text:visited-style-name="Index_20_Link">Descending Order<text:tab/>7</text:a></text:p>
          <text:p text:style-name="P2"><text:a xlink:type="simple" xlink:href="#__RefHeading___Toc1422_3072234412" text:style-name="Index_20_Link" text:visited-style-name="Index_20_Link">Stats<text:tab/>7</text:a></text:p>
          <text:p text:style-name="P2"><text:a xlink:type="simple" xlink:href="#__RefHeading___Toc1424_3072234412" text:style-name="Index_20_Link" text:visited-style-name="Index_20_Link">Bloom Filters<text:tab/>7</text:a></text:p>
          <text:p text:style-name="P2"><text:a xlink:type="simple" xlink:href="#__RefHeading___Toc1426_3072234412" text:style-name="Index_20_Link" text:visited-style-name="Index_20_Link"><text:span text:style-name="T2">S</text:span></text:a><text:a xlink:type="simple" xlink:href="#__RefHeading___Toc1426_3072234412" text:style-name="Index_20_Link" text:visited-style-name="Index_20_Link"><text:span text:style-name="T2">erver CLI</text:span></text:a><text:a xlink:type="simple" xlink:href="#__RefHeading___Toc1426_3072234412" text:style-name="Index_20_Link" text:visited-style-name="Index_20_Link"><text:tab/>8</text:a></text:p>
          <text:p text:style-name="P2"><text:a xlink:type="simple" xlink:href="#__RefHeading___Toc1428_3072234412" text:style-name="Index_20_Link" text:visited-style-name="Index_20_Link">Links<text:tab/>8</text:a></text:p>
        </text:index-body>
      </text:table-of-content>
      <text:p text:style-name="P9"/>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text:p>
          </text:index-title>
          <text:p text:style-name="P5"><text:a xlink:type="simple" xlink:href="#Figure!0%7Csequence" text:style-name="Index_20_Link" text:visited-style-name="Index_20_Link">Figure 1: Global Architecture of a Prinbee system<text:tab/>3</text:a></text:p>
        </text:index-body>
      </text:illustration-index>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 text:is-list-header="true"><text:bookmark-start text:name="__RefHeading___Toc717_3072234412"/><text:soft-page-break/>Global Prinbee Organization<text:bookmark-end text:name="__RefHeading___Toc717_3072234412"/></text:h>
      <text:p text:style-name="P11"><draw:frame draw:style-name="fr1" draw:name="Frame1" text:anchor-type="char" svg:width="8.5in" draw:z-index="0"><draw:text-box fo:min-height="7.1098in"><text:p text:style-name="P4"><draw:frame draw:style-name="fr3" draw:name="Object1" text:anchor-type="paragraph" svg:width="8.5in" style:rel-width="100%" svg:height="7.1098in" style:rel-height="scale" draw:z-index="1"><draw:object xlink:href="../architecture.odg"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1">shows the organization of the Prinbee database from the clients (your software) to the tables (managed by the Prinbee library).</text:span></text:p>
      <text:h text:style-name="Heading_20_2" text:outline-level="2"><text:bookmark-start text:name="__RefHeading___Toc1402_3072234412"/>libprinbee<text:bookmark-end text:name="__RefHeading___Toc1402_3072234412"/></text:h>
      <text:p text:style-name="P12">The libprinbee C++ library includes most of the code that the other elements use to work with the system. <text:span text:style-name="T16">In other words, although most of the parts are described as separate parts, in most likelihood, most of the code is found in this block.</text:span></text:p>
      <text:p text:style-name="P13"><text:soft-page-break/>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975_3072234412"/>Clients<text:bookmark-end text:name="__RefHeading___Toc975_3072234412"/></text:h>
      <text:p text:style-name="P14"><text:span text:style-name="T2">Clients are expected to connect to the servers using a local Prinbee proxy. This allows for the proxy to handle the actual network connection, which can be complicated since one proxy is likely to connect to many servers.</text:span></text:p>
      <text:p text:style-name="P15"><text:span text:style-name="T2">As one would expect, you can query the database using the main key (say, a URL representing a page on the Internet). The database also allows for the definition of indexes. These can be queried using values for each column defined in the index being queried.</text:span></text:p>
      <text:p text:style-name="P15"><text:span text:style-name="T2">From a Client, the query is handled by the Prinbee library. You create a </text:span><text:span text:style-name="T13">query</text:span><text:span text:style-name="T2"> </text:span><text:span text:style-name="T13">(</text:span><text:span text:style-name="T14">TODO</text:span><text:span text:style-name="T13">: fix name)</text:span><text:span text:style-name="T2"> object, </text:span><text:span text:style-name="T3">add the data required to define the key, defined the list of columns you want to retrieve, then send that object to the Client Proxy. Once the Client Proxy got the results, it sends a message which translates in your client receiving a callback.</text:span></text:p>
      <text:p text:style-name="P16"><text:span text:style-name="T2">Further, clients have access to administrative functions, such as creating a new table.</text:span></text:p>
      <text:h text:style-name="Heading_20_2" text:outline-level="2"><text:bookmark-start text:name="__RefHeading___Toc977_3072234412"/>Client Proxy<text:bookmark-end text:name="__RefHeading___Toc977_3072234412"/></text:h>
      <text:p text:style-name="P16"><text:span text:style-name="T2">The Client Proxy is a helper service allowing clients to have a very minimal amount of work to do. The Client Proxy handles all the necessary work <text:s/>of connecting to servers and also the handling of a </text:span><text:span text:style-name="T4">Client J</text:span><text:span text:style-name="T2">ournal.</text:span></text:p>
      <text:p text:style-name="P17"><text:span text:style-name="T2">The Client Journal is used when a </text:span><text:span text:style-name="T13">write</text:span><text:span text:style-name="T2"> is necessary. This include the SET, UPDATE, INSERT commands. Because the write can always happen later and as a result the data eventually becomes consistent, it allows all writes to happen in the asynchronously.</text:span></text:p>
      <text:p text:style-name="P17"><text:span text:style-name="T2">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6">Similarly, the UPDATE_TABLE command should be used synchronously. If not, then some SET, UPDATE, INSERT will fail because this or that column is not defined or defined with a different type.</text:span></text:p>
      <text:p text:style-name="P18"><text:span text:style-name="T2">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he </text:span><text:span text:style-name="T7">multiple </text:span><text:span text:style-name="T2">servers to make sure a quorum is indeed reached before returning the data, a </text:span><text:span text:style-name="T7">consi</text:span><text:span text:style-name="T8">s</text:span><text:span text:style-name="T7">tency</text:span><text:span text:style-name="T2"> of </text:span><text:span text:style-name="T7">CLIENT_</text:span><text:span text:style-name="T2">ZERO can immediately return the Client Journal data without a round trip to the servers).</text:span></text:p>
      <text:h text:style-name="Heading_20_2" text:outline-level="2"><text:bookmark-start text:name="__RefHeading___Toc979_3072234412"/>Client Journal<text:bookmark-end text:name="__RefHeading___Toc979_3072234412"/></text:h>
      <text:p text:style-name="P18"><text:span text:style-name="T2">The Client Journal is a local file (on the client’s machine), which the Client Proxy manages.</text:span></text:p>
      <text:p text:style-name="P18"><text:soft-page-break/><text:span text:style-name="T2">The keys appearing in the journal are all remaining available in memory so the proxy can quickly determine whether a GET command </text:span><text:span text:style-name="T5">can be satisfied with that data. If so, the data is locked in the journal until that command returns.</text:span></text:p>
      <text:p text:style-name="P19"><text:span text:style-name="T2">The Client Journal is expected to remain pretty small. Once data was sent to the servers and confirmed saved and duplicated, then the Client Journal entry is dropped (unless currently locked, in which case it gets dropped when unlocked).</text:span></text:p>
      <text:h text:style-name="Heading_20_2" text:outline-level="2"><text:bookmark-start text:name="__RefHeading___Toc981_3072234412"/>Client CLI<text:bookmark-end text:name="__RefHeading___Toc981_3072234412"/></text:h>
      <text:p text:style-name="P20"><text:span text:style-name="T2">In order to allow the writing of scripts and also for test purposes while developing the prinbee system, the CLI allows us to send commands to the Client Proxy.</text:span></text:p>
      <text:p text:style-name="P20"><text:span text:style-name="T2">All the commands understood by the server can be sent and received by the CLI.</text:span></text:p>
      <text:h text:style-name="Heading_20_2" text:outline-level="2"><text:bookmark-start text:name="__RefHeading___Toc1404_3072234412"/>Server<text:bookmark-end text:name="__RefHeading___Toc1404_3072234412"/></text:h>
      <text:p text:style-name="P21"><text:span text:style-name="T2">The Prinbee Servers listen for network connections from the Prinbee Client Proxy. It accepts commands which is executes on the server side.</text:span></text:p>
      <text:p text:style-name="P21"><text:span text:style-name="T2">The server manages the files with the data (schema, rows of data, bloom filters, indexes, …)</text:span></text:p>
      <text:h text:style-name="Heading_20_2" text:outline-level="2"><text:bookmark-start text:name="__RefHeading___Toc1406_3072234412"/>Server Journal<text:bookmark-end text:name="__RefHeading___Toc1406_3072234412"/></text:h>
      <text:p text:style-name="P22"><text:span text:style-name="T2">The Prinbee Server also includes a journal. Any data related command received by a server is saved in the journal for </text:span><text:span text:style-name="T13">later</text:span><text:span text:style-name="T2"> processing.</text:span></text:p>
      <text:p text:style-name="P22"><text:span text:style-name="T2">Once data is saved in at least one Server Journal, it can already be considered as present (albeit weakly) in the database. This is </text:span><text:span text:style-name="T8">consistency of</text:span><text:span text:style-name="T2"> ZERO on the server side.</text:span></text:p>
      <text:p text:style-name="P22"><text:span text:style-name="T2">To obtain a QUORUM, you instead need to wait for that journal data to be saved in the tables of at least </text:span><text:span text:style-name="T2"><draw:frame draw:style-name="fr2"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2">servers. This is much slower, but way safer (an equivalent to an INSERT in an SQL database).</text:span></text:p>
      <text:h text:style-name="Heading_20_2" text:outline-level="2"><text:bookmark-start text:name="__RefHeading___Toc1408_3072234412"/>Schema<text:bookmark-end text:name="__RefHeading___Toc1408_3072234412"/></text:h>
      <text:p text:style-name="P23"><text:span text:style-name="T2">A table is defined using a schema. This is similar to an SQL database schema with one important flexibility, a Prinbee table accepts to save rows of data with less columns than defined in the schema.</text:span></text:p>
      <text:p text:style-name="P24"><text:span text:style-name="T12">TBD:</text:span><text:span text:style-name="T2"> we may also allow the addition of ad-hoc columns; however, these cause tremendous issues long term: if you update your schema to add new columns which name happens to match one of those ad-hoc column, we’re in trouble because then the column data may not match the column type, constraints, etc.</text:span></text:p>
      <text:h text:style-name="Heading_20_3" text:outline-level="3"><text:bookmark-start text:name="__RefHeading___Toc1410_3072234412"/><text:soft-page-break/>Why a Schema?<text:bookmark-end text:name="__RefHeading___Toc1410_3072234412"/></text:h>
      <text:p text:style-name="P23"><text:span text:style-name="T2">It is very easy to make mistakes. The use of a schema allows us to define the type of a column which already reduces the number of errors by a very large percentage. Further, the schema allows us to define:</text:span></text:p>
      <text:list xml:id="list3166541277" text:style-name="L1">
        <text:list-item>
          <text:p text:style-name="P30"><text:span text:style-name="T18">The name of each column</text:span></text:p>
        </text:list-item>
        <text:list-item>
          <text:p text:style-name="P31"><text:span text:style-name="T17">The data type of each column</text:span></text:p>
        </text:list-item>
        <text:list-item>
          <text:p text:style-name="P31"><text:span text:style-name="T17">The data constraint, if any</text:span></text:p>
        </text:list-item>
        <text:list-item>
          <text:p text:style-name="P31"><text:span text:style-name="T17">Indexes</text:span></text:p>
          <text:list>
            <text:list-item>
              <text:p text:style-name="P31"><text:span text:style-name="T17">Columns not part of an index can be saved as part of the row blob; allowing us to easily compress that data</text:span></text:p>
            </text:list-item>
            <text:list-item>
              <text:p text:style-name="P31"><text:span text:style-name="T17">Whether a bloom filter is used (for each specific index)</text:span></text:p>
            </text:list-item>
          </text:list>
        </text:list-item>
        <text:list-item>
          <text:p text:style-name="P31"><text:span text:style-name="T17">Table replication information (number of replica)</text:span></text:p>
        </text:list-item>
        <text:list-item>
          <text:p text:style-name="P31"><text:span text:style-name="T17">Table default consistency</text:span></text:p>
        </text:list-item>
        <text:list-item>
          <text:p text:style-name="P31"><text:span text:style-name="T17">Whether a bloom filter is used (for the main key)</text:span></text:p>
        </text:list-item>
      </text:list>
      <text:h text:style-name="Heading_20_2" text:outline-level="2"><text:bookmark-start text:name="__RefHeading___Toc1412_3072234412"/>Table<text:bookmark-end text:name="__RefHeading___Toc1412_3072234412"/></text:h>
      <text:p text:style-name="P25"><text:span text:style-name="T2">The actual table is one or more files of data.</text:span></text:p>
      <text:p text:style-name="P25"><text:span text:style-name="T2">For data which is small (integers, strings, floating points), we save the data inside the main table file.</text:span></text:p>
      <text:p text:style-name="P25"><text:span text:style-name="T2">For data which is large (images, audio files), we save the data in a separate file. The name of the file is an identifier (128 bit integer) so files with the same name do not clash in the Prinbee file system.</text:span></text:p>
      <text:p text:style-name="P25"><text:span text:style-name="T2">A table file has a header defining the location of various data such as the schema, bloom filters, indexes, etc. This is the file the libprinbee opens first to get all the necessary information about a table. The header is a block of 4Kb.</text:span></text:p>
      <text:h text:style-name="Heading_20_2" text:outline-level="2"><text:bookmark-start text:name="__RefHeading___Toc1414_3072234412"/>Index<text:bookmark-end text:name="__RefHeading___Toc1414_3072234412"/></text:h>
      <text:p text:style-name="P25"><text:span text:style-name="T2">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13">linked</text:span><text:span text:style-name="T2"> together).</text:span></text:p>
      <text:p text:style-name="P25"><text:span text:style-name="T2">Our indexes </text:span><text:span text:style-name="T9">are used to sort</text:span><text:span text:style-name="T2"> </text:span><text:span text:style-name="T9">your rows in any number of ways</text:span><text:span text:style-name="T2">.</text:span></text:p>
      <text:h text:style-name="Heading_20_3" text:outline-level="3"><text:bookmark-start text:name="__RefHeading___Toc1416_3072234412"/>Expressions<text:bookmark-end text:name="__RefHeading___Toc1416_3072234412"/></text:h>
      <text:p text:style-name="P26"><text:span text:style-name="T2">To create indexes, the system makes use of as2js scripts. These scripts play the role of the WHERE clause in an SQL database. You have access to the columns available in a row and </text:span><text:soft-page-break/><text:span text:style-name="T2">can concatenate them as required to build a key. That key is then sorted by the code handling the Index.</text:span></text:p>
      <text:h text:style-name="P8" text:outline-level="3"><text:bookmark-start text:name="__RefHeading___Toc1418_3072234412"/>Distributed Indexes<text:bookmark-end text:name="__RefHeading___Toc1418_3072234412"/></text:h>
      <text:p text:style-name="P26"><text:span text:style-name="T2">Our indexes are distributed. This means only a section of an index exists on a computer. Each section is saved on a different set of computer (depending on the index replication factor; since an index may be rebuilt, replication is a little less important for them).</text:span></text:p>
      <text:p text:style-name="P26"><text:span text:style-name="T2">The concept is fairly simple. Assuming you have N sets of R computers and your index is expected to grow to a size of S elements, each </text:span><text:span text:style-name="T10">set of </text:span><text:span text:style-name="T2">computer</text:span><text:span text:style-name="T10">s</text:span><text:span text:style-name="T2"> has to handle</text:span><text:span text:style-name="T2"><draw:frame draw:style-name="fr2"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2">rows. </text:span><text:span text:style-name="T10">However, each computer within a set ends up doing the same work to manage that one index. i.e. it is given the same set of rows and it has to insert them inside its index files the same way as the other computers in that set.</text:span></text:p>
      <text:p text:style-name="P27"><text:span text:style-name="T10">S</text:span><text:span text:style-name="T2">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13">distribution</text:span><text:span text:style-name="T2"> at work when we save each index defined on a table on a different computer.</text:span></text:p>
      <text:h text:style-name="Heading_20_3" text:outline-level="3"><text:bookmark-start text:name="__RefHeading___Toc1420_3072234412"/>Descending <text:span text:style-name="T19">Order</text:span><text:bookmark-end text:name="__RefHeading___Toc1420_3072234412"/></text:h>
      <text:p text:style-name="P26"><text:span text:style-name="T2">At the moment you cannot create a descending order on columns that cannot easily be inverted. For example, an integer can be inverted doing </text:span><text:span text:style-name="T20">MAX_INT – x</text:span><text:span text:style-name="T2">. However, a string cannot be inverted (not that easily, in part because most strings would then make use of many bytes per character).</text:span></text:p>
      <text:p text:style-name="P26"><text:span text:style-name="T2">Instead, we expect you to transform your queries so that you can use the results inverted if need be.</text:span></text:p>
      <text:h text:style-name="Heading_20_2" text:outline-level="2"><text:bookmark-start text:name="__RefHeading___Toc1422_3072234412"/>Stats<text:bookmark-end text:name="__RefHeading___Toc1422_3072234412"/></text:h>
      <text:p text:style-name="P26"><text:span text:style-name="T2">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span></text:p>
      <text:p text:style-name="P26"><text:span text:style-name="T2">The Stats are also used to detect potential issues, bottlenecks, etc. Especially with Indexes. We should be able to detect hot spots and smooth them out by moving the data around as required to reduce such issues.</text:span></text:p>
      <text:h text:style-name="Heading_20_2" text:outline-level="2"><text:bookmark-start text:name="__RefHeading___Toc1424_3072234412"/>Bloom Filters<text:bookmark-end text:name="__RefHeading___Toc1424_3072234412"/></text:h>
      <text:p text:style-name="P27"><text:span text:style-name="T2">One way to know whether a row exists in a very large database is to use a bloom filter.</text:span></text:p>
      <text:p text:style-name="P27"><text:soft-page-break/><text:span text:style-name="T2">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span></text:p>
      <text:p text:style-name="P27"><text:span text:style-name="T2">This is an incredible optimization, but it requires a number of bits much larger than the size of the table. So if your table has 100 million rows, the bloom filter needs some 500 million bits (around 60Gb of data). Also when just using one bit, the filter can only grow. Deleting a row cannot be reflected in the filter. To allow for deletion, you need to use at least one byte. Instead of a 0 or 1, now you can increment the byte. If the value reaches 255, deletion do not work for that one entry, however, it continues to work for others. On a deletion, simply decrement the value unless is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1">This is still work it for tables that do not grow at an incredible pace.</text:span></text:p>
      <text:h text:style-name="Heading_20_2" text:outline-level="2"><text:bookmark-start text:name="__RefHeading___Toc1426_3072234412"/><text:span text:style-name="T11">S</text:span><text:span text:style-name="T2">erver CLI</text:span><text:bookmark-end text:name="__RefHeading___Toc1426_3072234412"/></text:h>
      <text:p text:style-name="P29"><text:span text:style-name="T2">The Server also comes with a Command Line Interface allowing an administrator to send commands to the Prinbee system.</text:span></text:p>
      <text:p text:style-name="P29"><text:span text:style-name="T2">This is very much the same as the Client CLI except that the Server CLI bypasses the Client Proxy making it easier to test the server on its own instead of the entire stack.</text:span></text:p>
      <text:h text:style-name="Heading_20_2" text:outline-level="2"><text:bookmark-start text:name="__RefHeading___Toc1428_3072234412"/>Links<text:bookmark-end text:name="__RefHeading___Toc1428_3072234412"/></text:h>
      <text:p text:style-name="P28"><text:span text:style-name="T2">The rows in 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2"><text:note text:id="ftn0" text:note-class="footnote"><text:note-citation>1</text:note-citation><text:note-body><text:p text:style-name="P7">The parent/child is an easy to understand concept. Note, however, that in a website using a well defined path, there is no need for parent/child links since you can simple tweak the path to find one or the other.</text:p></text:note-body></text:note></text:span><text:span text:style-name="T2">.</text:span></text:p>
      <text:p text:style-name="P28"><text:span text:style-name="T2">Each row is given an OID (Immutable Object Identifier). When linking objects together, you create a column of type Link and assign the OID of another row (or itself, or do not create the row if you don’t want that li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number:number-style style:name="N0">
      <number:number number:min-integer-digits="1"/>
    </number:number-style>
  </office:automatic-styles>
  <office:master-styles>
    <style:master-page style:name="Standard" style:page-layout-name="Mpm1">
      <style:footer>
        <text:user-field-decls>
          <text:user-field-decl office:value-type="float" office:value="1.01" text:name="PrinbeeVersion"/>
        </text:user-field-decls>
        <text:p text:style-name="MP1">Prinbee<text:tab/><text:page-number text:select-page="current">6</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3-09-18T21:47:38.323096173</dc:date>
    <meta:editing-duration>P1DT14H46M31S</meta:editing-duration>
    <meta:editing-cycles>20</meta:editing-cycles>
    <meta:generator>LibreOffice/7.3.7.2$Linux_X86_64 LibreOffice_project/30$Build-2</meta:generator>
    <meta:document-statistic meta:table-count="0" meta:image-count="0" meta:object-count="3" meta:page-count="7" meta:paragraph-count="102" meta:word-count="2215" meta:character-count="12176" meta:non-whitespace-character-count="10070"/>
  </office:meta>
</office:document-meta>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